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141.51pt"/>
    </style:style>
    <style:style style:name="co3" style:family="table-column">
      <style:table-column-properties fo:break-before="auto" style:column-width="138.05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453.51pt" svg:height="255.09pt" svg:x="988.07pt" svg:y="34.98pt">
            <draw:object draw:notify-on-update-of-ranges="Sheet1.A5:Sheet1.A5 Sheet1.G6:Sheet1.G21 Sheet1.A6:Sheet1.A21 Sheet1.A6:Sheet1.A21 Sheet1.C6:Sheet1.C21 Sheet1.A6:Sheet1.A21 Sheet1.H6:Sheet1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IC50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Kd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Kd2=</text:p>
          </table:table-cell>
          <table:table-cell table:number-columns-repeated="1018"/>
        </table:table-row>
        <table:table-row table:style-name="ro1">
          <table:table-cell office:value-type="float" office:value="0.362412096598428" calcext:value-type="float">
            <text:p>0.362412096598428</text:p>
          </table:table-cell>
          <table:table-cell office:value-type="float" office:value="1.16528999575027" calcext:value-type="float">
            <text:p>1.16528999575027</text:p>
          </table:table-cell>
          <table:table-cell office:value-type="float" office:value="0.549368868018264" calcext:value-type="float">
            <text:p>0.549368868018264</text:p>
          </table:table-cell>
          <table:table-cell office:value-type="float" office:value="0.0916657537528566" calcext:value-type="float">
            <text:p>0.091665753752857</text:p>
          </table:table-cell>
          <table:table-cell office:value-type="float" office:value="0.450631131981736" calcext:value-type="float">
            <text:p>0.450631131981736</text:p>
          </table:table-cell>
          <table:table-cell office:value-type="float" office:value="54.0944241080029" calcext:value-type="float">
            <text:p>54.094424108002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c (uM)</text:p>
          </table:table-cell>
          <table:table-cell office:value-type="string" calcext:value-type="string">
            <text:p>Log Conc</text:p>
          </table:table-cell>
          <table:table-cell office:value-type="string" calcext:value-type="string">
            <text:p>AZD6244</text:p>
          </table:table-cell>
          <table:table-cell office:value-type="string" calcext:value-type="string">
            <text:p>Hill Calculate</text:p>
          </table:table-cell>
          <table:table-cell office:value-type="string" calcext:value-type="string">
            <text:p>Optimize</text:p>
          </table:table-cell>
          <table:table-cell office:value-type="string" calcext:value-type="string">
            <text:p>StDev</text:p>
          </table:table-cell>
          <table:table-cell table:number-columns-repeated="1018"/>
        </table:table-row>
        <table:table-row table:style-name="ro1">
          <table:table-cell office:value-type="float" office:value="0.0006103515625" calcext:value-type="float">
            <text:p>0.0006103515625</text:p>
          </table:table-cell>
          <table:table-cell office:value-type="float" office:value="-3.21441993929574" calcext:value-type="float">
            <text:p>-3.21441993929574</text:p>
          </table:table-cell>
          <table:table-cell office:value-type="float" office:value="1" calcext:value-type="float">
            <text:p>1</text:p>
          </table:table-cell>
          <table:table-cell office:value-type="float" office:value="0.944556666992292" calcext:value-type="float">
            <text:p>0.944556666992292</text:p>
          </table:table-cell>
          <table:table-cell office:value-type="float" office:value="0.00307396317500355" calcext:value-type="float">
            <text:p>0.003073963175004</text:p>
          </table:table-cell>
          <table:table-cell office:value-type="float" office:value="0.0976574025499392" calcext:value-type="float">
            <text:p>0.097657402549939</text:p>
          </table:table-cell>
          <table:table-cell table:formula="of:=1-[.$C$3]*[.A6]/([.$D$3]+[.A6])+[.$E$3]*[.A6]/([.$F$3]+[.A6])" office:value-type="float" office:value="0.996371336081682" calcext:value-type="float">
            <text:p>0.996371336081682</text:p>
          </table:table-cell>
          <table:table-cell table:formula="of:=1-[.$C$3]*[.B6]/([.$D$3]+[.B6])+[.$E$3]*[.B6]/([.$F$3]+[.B6])" office:value-type="float" office:value="0.4060355910362" calcext:value-type="float">
            <text:p>0.4060355910362</text:p>
          </table:table-cell>
          <table:table-cell table:number-columns-repeated="1016"/>
        </table:table-row>
        <table:table-row table:style-name="ro1">
          <table:table-cell office:value-type="float" office:value="0.001220703125" calcext:value-type="float">
            <text:p>0.001220703125</text:p>
          </table:table-cell>
          <table:table-cell office:value-type="float" office:value="-2.91338994363176" calcext:value-type="float">
            <text:p>-2.91338994363176</text:p>
          </table:table-cell>
          <table:table-cell office:value-type="float" office:value="0.929962299350927" calcext:value-type="float">
            <text:p>0.929962299350927</text:p>
          </table:table-cell>
          <table:table-cell office:value-type="float" office:value="0.929834461549703" calcext:value-type="float">
            <text:p>0.929834461549703</text:p>
          </table:table-cell>
          <table:table-cell office:value-type="float" office:value="0.0000000163425034218852" calcext:value-type="float">
            <text:p>1.63425034218852E-08</text:p>
          </table:table-cell>
          <table:table-cell office:value-type="float" office:value="0.0615139954935919" calcext:value-type="float">
            <text:p>0.061513995493592</text:p>
          </table:table-cell>
          <table:table-cell table:formula="of:=1-[.$C$3]*[.A7]/([.$D$3]+[.A7])+[.$E$3]*[.A7]/([.$F$3]+[.A7])" office:value-type="float" office:value="0.99279042635142" calcext:value-type="float">
            <text:p>0.99279042635142</text:p>
          </table:table-cell>
          <table:table-cell table:formula="of:=1-[.$C$3]*[.B7]/([.$D$3]+[.B7])+[.$E$3]*[.B7]/([.$F$3]+[.B7])" office:value-type="float" office:value="0.407133105443409" calcext:value-type="float">
            <text:p>0.407133105443409</text:p>
          </table:table-cell>
          <table:table-cell table:number-columns-repeated="1016"/>
        </table:table-row>
        <table:table-row table:style-name="ro1">
          <table:table-cell office:value-type="float" office:value="0.00244140625" calcext:value-type="float">
            <text:p>0.00244140625</text:p>
          </table:table-cell>
          <table:table-cell office:value-type="float" office:value="-2.61235994796777" calcext:value-type="float">
            <text:p>-2.61235994796777</text:p>
          </table:table-cell>
          <table:table-cell office:value-type="float" office:value="0.926231101092153" calcext:value-type="float">
            <text:p>0.926231101092153</text:p>
          </table:table-cell>
          <table:table-cell office:value-type="float" office:value="0.911568972594938" calcext:value-type="float">
            <text:p>0.911568972594938</text:p>
          </table:table-cell>
          <table:table-cell office:value-type="float" office:value="0.000214978012068849" calcext:value-type="float">
            <text:p>0.000214978012069</text:p>
          </table:table-cell>
          <table:table-cell office:value-type="float" office:value="0.0529339781800601" calcext:value-type="float">
            <text:p>0.05293397818006</text:p>
          </table:table-cell>
          <table:table-cell table:formula="of:=1-[.$C$3]*[.A8]/([.$D$3]+[.A8])+[.$E$3]*[.A8]/([.$F$3]+[.A8])" office:value-type="float" office:value="0.985768152809502" calcext:value-type="float">
            <text:p>0.985768152809502</text:p>
          </table:table-cell>
          <table:table-cell table:formula="of:=1-[.$C$3]*[.B8]/([.$D$3]+[.B8])+[.$E$3]*[.B8]/([.$F$3]+[.B8])" office:value-type="float" office:value="0.407786754238592" calcext:value-type="float">
            <text:p>0.407786754238592</text:p>
          </table:table-cell>
          <table:table-cell table:number-columns-repeated="1016"/>
        </table:table-row>
        <table:table-row table:style-name="ro1">
          <table:table-cell office:value-type="float" office:value="0.0048828125" calcext:value-type="float">
            <text:p>0.0048828125</text:p>
          </table:table-cell>
          <table:table-cell office:value-type="float" office:value="-2.31132995230379" calcext:value-type="float">
            <text:p>-2.31132995230379</text:p>
          </table:table-cell>
          <table:table-cell office:value-type="float" office:value="0.856698666873955" calcext:value-type="float">
            <text:p>0.856698666873955</text:p>
          </table:table-cell>
          <table:table-cell office:value-type="float" office:value="0.889115639160554" calcext:value-type="float">
            <text:p>0.889115639160554</text:p>
          </table:table-cell>
          <table:table-cell office:value-type="float" office:value="0.00105086009223008" calcext:value-type="float">
            <text:p>0.00105086009223</text:p>
          </table:table-cell>
          <table:table-cell office:value-type="float" office:value="0.043486048319037" calcext:value-type="float">
            <text:p>0.043486048319037</text:p>
          </table:table-cell>
          <table:table-cell table:formula="of:=1-[.$C$3]*[.A9]/([.$D$3]+[.A9])+[.$E$3]*[.A9]/([.$F$3]+[.A9])" office:value-type="float" office:value="0.972257088631259" calcext:value-type="float">
            <text:p>0.972257088631259</text:p>
          </table:table-cell>
          <table:table-cell table:formula="of:=1-[.$C$3]*[.B9]/([.$D$3]+[.B9])+[.$E$3]*[.B9]/([.$F$3]+[.B9])" office:value-type="float" office:value="0.407829929210693" calcext:value-type="float">
            <text:p>0.407829929210693</text:p>
          </table:table-cell>
          <table:table-cell table:number-columns-repeated="1016"/>
        </table:table-row>
        <table:table-row table:style-name="ro1">
          <table:table-cell office:value-type="float" office:value="0.009765625" calcext:value-type="float">
            <text:p>0.009765625</text:p>
          </table:table-cell>
          <table:table-cell office:value-type="float" office:value="-2.01029995663981" calcext:value-type="float">
            <text:p>-2.01029995663981</text:p>
          </table:table-cell>
          <table:table-cell office:value-type="float" office:value="0.87978545610012" calcext:value-type="float">
            <text:p>0.87978545610012</text:p>
          </table:table-cell>
          <table:table-cell office:value-type="float" office:value="0.861825390801661" calcext:value-type="float">
            <text:p>0.861825390801661</text:p>
          </table:table-cell>
          <table:table-cell office:value-type="float" office:value="0.000322563945524933" calcext:value-type="float">
            <text:p>0.000322563945525</text:p>
          </table:table-cell>
          <table:table-cell office:value-type="float" office:value="0.057485586396993" calcext:value-type="float">
            <text:p>0.057485586396993</text:p>
          </table:table-cell>
          <table:table-cell table:formula="of:=1-[.$C$3]*[.A10]/([.$D$3]+[.A10])+[.$E$3]*[.A10]/([.$F$3]+[.A10])" office:value-type="float" office:value="0.947189121828069" calcext:value-type="float">
            <text:p>0.947189121828069</text:p>
          </table:table-cell>
          <table:table-cell table:formula="of:=1-[.$C$3]*[.B10]/([.$D$3]+[.B10])+[.$E$3]*[.B10]/([.$F$3]+[.B10])" office:value-type="float" office:value="0.406991086149578" calcext:value-type="float">
            <text:p>0.406991086149578</text:p>
          </table:table-cell>
          <table:table-cell table:number-columns-repeated="9"/>
          <table:table-cell office:value-type="string" calcext:value-type="string">
            <text:p>RMSE</text:p>
          </table:table-cell>
          <table:table-cell table:number-columns-repeated="1006"/>
        </table:table-row>
        <table:table-row table:style-name="ro1">
          <table:table-cell office:value-type="float" office:value="0.01953125" calcext:value-type="float">
            <text:p>0.01953125</text:p>
          </table:table-cell>
          <table:table-cell office:value-type="float" office:value="-1.70926996097583" calcext:value-type="float">
            <text:p>-1.70926996097583</text:p>
          </table:table-cell>
          <table:table-cell office:value-type="float" office:value="0.835710676668351" calcext:value-type="float">
            <text:p>0.835710676668351</text:p>
          </table:table-cell>
          <table:table-cell office:value-type="float" office:value="0.829109551312646" calcext:value-type="float">
            <text:p>0.829109551312646</text:p>
          </table:table-cell>
          <table:table-cell office:value-type="float" office:value="0.0000435748559617315" calcext:value-type="float">
            <text:p>4.35748559617315E-05</text:p>
          </table:table-cell>
          <table:table-cell office:value-type="float" office:value="0.0691839008112024" calcext:value-type="float">
            <text:p>0.069183900811203</text:p>
          </table:table-cell>
          <table:table-cell table:formula="of:=1-[.$C$3]*[.A11]/([.$D$3]+[.A11])+[.$E$3]*[.A11]/([.$F$3]+[.A11])" office:value-type="float" office:value="0.903668492370656" calcext:value-type="float">
            <text:p>0.903668492370656</text:p>
          </table:table-cell>
          <table:table-cell table:formula="of:=1-[.$C$3]*[.B11]/([.$D$3]+[.B11])+[.$E$3]*[.B11]/([.$F$3]+[.B11])" office:value-type="float" office:value="0.404796116637628" calcext:value-type="float">
            <text:p>0.404796116637628</text:p>
          </table:table-cell>
          <table:table-cell table:number-columns-repeated="9"/>
          <table:table-cell table:formula="of:=SQRT(SUM([.B11:.Q11])/16)" office:value-type="float" office:value="0.288665285373975" calcext:value-type="float">
            <text:p>0.288665285373975</text:p>
          </table:table-cell>
          <table:table-cell table:number-columns-repeated="1006"/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office:value-type="float" office:value="-1.40823996531185" calcext:value-type="float">
            <text:p>-1.40823996531185</text:p>
          </table:table-cell>
          <table:table-cell office:value-type="float" office:value="0.842667806755023" calcext:value-type="float">
            <text:p>0.842667806755023</text:p>
          </table:table-cell>
          <table:table-cell office:value-type="float" office:value="0.790530264346849" calcext:value-type="float">
            <text:p>0.790530264346849</text:p>
          </table:table-cell>
          <table:table-cell office:value-type="float" office:value="0.00271832332836416" calcext:value-type="float">
            <text:p>0.002718323328364</text:p>
          </table:table-cell>
          <table:table-cell office:value-type="float" office:value="0.0551985915787754" calcext:value-type="float">
            <text:p>0.055198591578775</text:p>
          </table:table-cell>
          <table:table-cell table:formula="of:=1-[.$C$3]*[.A12]/([.$D$3]+[.A12])+[.$E$3]*[.A12]/([.$F$3]+[.A12])" office:value-type="float" office:value="0.836169982996201" calcext:value-type="float">
            <text:p>0.836169982996201</text:p>
          </table:table-cell>
          <table:table-cell table:formula="of:=1-[.$C$3]*[.B12]/([.$D$3]+[.B12])+[.$E$3]*[.B12]/([.$F$3]+[.B12])" office:value-type="float" office:value="0.40033678525555" calcext:value-type="float">
            <text:p>0.40033678525555</text:p>
          </table:table-cell>
          <table:table-cell table:number-columns-repeated="1016"/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-1.10720996964787" calcext:value-type="float">
            <text:p>-1.10720996964787</text:p>
          </table:table-cell>
          <table:table-cell office:value-type="float" office:value="0.769715107466283" calcext:value-type="float">
            <text:p>0.769715107466283</text:p>
          </table:table-cell>
          <table:table-cell office:value-type="float" office:value="0.745910631974458" calcext:value-type="float">
            <text:p>0.745910631974458</text:p>
          </table:table-cell>
          <table:table-cell office:value-type="float" office:value="0.000566653053440916" calcext:value-type="float">
            <text:p>0.000566653053441</text:p>
          </table:table-cell>
          <table:table-cell office:value-type="float" office:value="0.0197472028352886" calcext:value-type="float">
            <text:p>0.019747202835289</text:p>
          </table:table-cell>
          <table:table-cell table:formula="of:=1-[.$C$3]*[.A13]/([.$D$3]+[.A13])+[.$E$3]*[.A13]/([.$F$3]+[.A13])" office:value-type="float" office:value="0.747871432554155" calcext:value-type="float">
            <text:p>0.747871432554155</text:p>
          </table:table-cell>
          <table:table-cell table:formula="of:=1-[.$C$3]*[.B13]/([.$D$3]+[.B13])+[.$E$3]*[.B13]/([.$F$3]+[.B13])" office:value-type="float" office:value="0.391627323804214" calcext:value-type="float">
            <text:p>0.391627323804214</text:p>
          </table:table-cell>
          <table:table-cell table:number-columns-repeated="1016"/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-0.806179973983887" calcext:value-type="float">
            <text:p>-0.806179973983887</text:p>
          </table:table-cell>
          <table:table-cell office:value-type="float" office:value="0.675502351432236" calcext:value-type="float">
            <text:p>0.675502351432236</text:p>
          </table:table-cell>
          <table:table-cell office:value-type="float" office:value="0.695448090681329" calcext:value-type="float">
            <text:p>0.695448090681329</text:p>
          </table:table-cell>
          <table:table-cell office:value-type="float" office:value="0.000397832514192806" calcext:value-type="float">
            <text:p>0.000397832514193</text:p>
          </table:table-cell>
          <table:table-cell office:value-type="float" office:value="0.0338104324260639" calcext:value-type="float">
            <text:p>0.033810432426064</text:p>
          </table:table-cell>
          <table:table-cell table:formula="of:=1-[.$C$3]*[.A14]/([.$D$3]+[.A14])+[.$E$3]*[.A14]/([.$F$3]+[.A14])" office:value-type="float" office:value="0.655055726411671" calcext:value-type="float">
            <text:p>0.655055726411671</text:p>
          </table:table-cell>
          <table:table-cell table:formula="of:=1-[.$C$3]*[.B14]/([.$D$3]+[.B14])+[.$E$3]*[.B14]/([.$F$3]+[.B14])" office:value-type="float" office:value="0.373334595638065" calcext:value-type="float">
            <text:p>0.373334595638065</text:p>
          </table:table-cell>
          <table:table-cell table:number-columns-repeated="1016"/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-0.505149978319906" calcext:value-type="float">
            <text:p>-0.505149978319906</text:p>
          </table:table-cell>
          <table:table-cell office:value-type="float" office:value="0.639084301760659" calcext:value-type="float">
            <text:p>0.639084301760659</text:p>
          </table:table-cell>
          <table:table-cell office:value-type="float" office:value="0.639803159153485" calcext:value-type="float">
            <text:p>0.639803159153485</text:p>
          </table:table-cell>
          <table:table-cell office:value-type="float" office:value="0.000000516755951219573" calcext:value-type="float">
            <text:p>5.16755951219573E-07</text:p>
          </table:table-cell>
          <table:table-cell office:value-type="float" office:value="0.0123215858078382" calcext:value-type="float">
            <text:p>0.012321585807838</text:p>
          </table:table-cell>
          <table:table-cell table:formula="of:=1-[.$C$3]*[.A15]/([.$D$3]+[.A15])+[.$E$3]*[.A15]/([.$F$3]+[.A15])" office:value-type="float" office:value="0.577817611700072" calcext:value-type="float">
            <text:p>0.577817611700072</text:p>
          </table:table-cell>
          <table:table-cell table:formula="of:=1-[.$C$3]*[.B15]/([.$D$3]+[.B15])+[.$E$3]*[.B15]/([.$F$3]+[.B15])" office:value-type="float" office:value="0.324593172293113" calcext:value-type="float">
            <text:p>0.324593172293113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204119982655925" calcext:value-type="float">
            <text:p>-0.204119982655925</text:p>
          </table:table-cell>
          <table:table-cell office:value-type="float" office:value="0.532045551712076" calcext:value-type="float">
            <text:p>0.532045551712076</text:p>
          </table:table-cell>
          <table:table-cell office:value-type="float" office:value="0.580129489291131" calcext:value-type="float">
            <text:p>0.580129489291131</text:p>
          </table:table-cell>
          <table:table-cell office:value-type="float" office:value="0.00231206505310649" calcext:value-type="float">
            <text:p>0.002312065053107</text:p>
          </table:table-cell>
          <table:table-cell office:value-type="float" office:value="0.0202893956791301" calcext:value-type="float">
            <text:p>0.02028939567913</text:p>
          </table:table-cell>
          <table:table-cell table:formula="of:=1-[.$C$3]*[.A16]/([.$D$3]+[.A16])+[.$E$3]*[.A16]/([.$F$3]+[.A16])" office:value-type="float" office:value="0.52604569816608" calcext:value-type="float">
            <text:p>0.52604569816608</text:p>
          </table:table-cell>
          <table:table-cell table:formula="of:=1-[.$C$3]*[.B16]/([.$D$3]+[.B16])+[.$E$3]*[.B16]/([.$F$3]+[.B16])" office:value-type="float" office:value="0.00111265065179098" calcext:value-type="float">
            <text:p>0.001112650651791</text:p>
          </table:table-cell>
          <table:table-cell table:number-columns-repeated="1016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969100130080564" calcext:value-type="float">
            <text:p>0.096910013008056</text:p>
          </table:table-cell>
          <table:table-cell office:value-type="float" office:value="0.469664580823196" calcext:value-type="float">
            <text:p>0.469664580823196</text:p>
          </table:table-cell>
          <table:table-cell office:value-type="float" office:value="0.518017209882933" calcext:value-type="float">
            <text:p>0.518017209882933</text:p>
          </table:table-cell>
          <table:table-cell office:value-type="float" office:value="0.00233797673698852" calcext:value-type="float">
            <text:p>0.002337976736989</text:p>
          </table:table-cell>
          <table:table-cell office:value-type="float" office:value="0.0179764446994079" calcext:value-type="float">
            <text:p>0.017976444699408</text:p>
          </table:table-cell>
          <table:table-cell table:formula="of:=1-[.$C$3]*[.A17]/([.$D$3]+[.A17])+[.$E$3]*[.A17]/([.$F$3]+[.A17])" office:value-type="float" office:value="0.498343182785414" calcext:value-type="float">
            <text:p>0.498343182785414</text:p>
          </table:table-cell>
          <table:table-cell table:formula="of:=1-[.$C$3]*[.B17]/([.$D$3]+[.B17])+[.$E$3]*[.B17]/([.$F$3]+[.B17])" office:value-type="float" office:value="0.718482500429788" calcext:value-type="float">
            <text:p>0.718482500429788</text:p>
          </table:table-cell>
          <table:table-cell table:number-columns-repeated="10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7940008672038" calcext:value-type="float">
            <text:p>0.397940008672038</text:p>
          </table:table-cell>
          <table:table-cell office:value-type="float" office:value="0.404213144700533" calcext:value-type="float">
            <text:p>0.404213144700533</text:p>
          </table:table-cell>
          <table:table-cell office:value-type="float" office:value="0.455343097176287" calcext:value-type="float">
            <text:p>0.455343097176287</text:p>
          </table:table-cell>
          <table:table-cell office:value-type="float" office:value="0.00261427204017293" calcext:value-type="float">
            <text:p>0.002614272040173</text:p>
          </table:table-cell>
          <table:table-cell office:value-type="float" office:value="0.0216129670881682" calcext:value-type="float">
            <text:p>0.021612967088168</text:p>
          </table:table-cell>
          <table:table-cell table:formula="of:=1-[.$C$3]*[.A18]/([.$D$3]+[.A18])+[.$E$3]*[.A18]/([.$F$3]+[.A18])" office:value-type="float" office:value="0.489968161499137" calcext:value-type="float">
            <text:p>0.489968161499137</text:p>
          </table:table-cell>
          <table:table-cell table:formula="of:=1-[.$C$3]*[.B18]/([.$D$3]+[.B18])+[.$E$3]*[.B18]/([.$F$3]+[.B18])" office:value-type="float" office:value="0.556776762117036" calcext:value-type="float">
            <text:p>0.5567767621170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0.390376617824245" calcext:value-type="float">
            <text:p>0.390376617824245</text:p>
          </table:table-cell>
          <table:table-cell office:value-type="float" office:value="0.394052359300068" calcext:value-type="float">
            <text:p>0.394052359300068</text:p>
          </table:table-cell>
          <table:table-cell office:value-type="float" office:value="0.0000135110753970838" calcext:value-type="float">
            <text:p>1.35110753970838E-05</text:p>
          </table:table-cell>
          <table:table-cell office:value-type="float" office:value="0.00836680782039424" calcext:value-type="float">
            <text:p>0.008366807820394</text:p>
          </table:table-cell>
          <table:table-cell table:formula="of:=1-[.$C$3]*[.A19]/([.$D$3]+[.A19])+[.$E$3]*[.A19]/([.$F$3]+[.A19])" office:value-type="float" office:value="0.498649531649708" calcext:value-type="float">
            <text:p>0.498649531649708</text:p>
          </table:table-cell>
          <table:table-cell table:formula="of:=1-[.$C$3]*[.B19]/([.$D$3]+[.B19])+[.$E$3]*[.B19]/([.$F$3]+[.B19])" office:value-type="float" office:value="0.520073032360193" calcext:value-type="float">
            <text:p>0.52007303236019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80115822612616" calcext:value-type="float">
            <text:p>0.380115822612616</text:p>
          </table:table-cell>
          <table:table-cell office:value-type="float" office:value="0.335923318524977" calcext:value-type="float">
            <text:p>0.335923318524977</text:p>
          </table:table-cell>
          <table:table-cell office:value-type="float" office:value="0.001952977417536" calcext:value-type="float">
            <text:p>0.001952977417536</text:p>
          </table:table-cell>
          <table:table-cell office:value-type="float" office:value="0.0139632998959581" calcext:value-type="float">
            <text:p>0.013963299895958</text:p>
          </table:table-cell>
          <table:table-cell table:formula="of:=1-[.$C$3]*[.A20]/([.$D$3]+[.A20])+[.$E$3]*[.A20]/([.$F$3]+[.A20])" office:value-type="float" office:value="0.525928605587407" calcext:value-type="float">
            <text:p>0.525928605587407</text:p>
          </table:table-cell>
          <table:table-cell table:formula="of:=1-[.$C$3]*[.B20]/([.$D$3]+[.B20])+[.$E$3]*[.B20]/([.$F$3]+[.B20])" office:value-type="float" office:value="0.504940172590497" calcext:value-type="float">
            <text:p>0.50494017259049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0.355202300905593" calcext:value-type="float">
            <text:p>0.355202300905593</text:p>
          </table:table-cell>
          <table:table-cell office:value-type="float" office:value="0.28237328547671" calcext:value-type="float">
            <text:p>0.28237328547671</text:p>
          </table:table-cell>
          <table:table-cell office:value-type="float" office:value="0.00530406548834046" calcext:value-type="float">
            <text:p>0.00530406548834</text:p>
          </table:table-cell>
          <table:table-cell office:value-type="float" office:value="0.0221448848123074" calcext:value-type="float">
            <text:p>0.022144884812308</text:p>
          </table:table-cell>
          <table:table-cell table:formula="of:=1-[.$C$3]*[.A21]/([.$D$3]+[.A21])+[.$E$3]*[.A21]/([.$F$3]+[.A21])" office:value-type="float" office:value="0.574774548728007" calcext:value-type="float">
            <text:p>0.574774548728007</text:p>
          </table:table-cell>
          <table:table-cell table:formula="of:=1-[.$C$3]*[.B21]/([.$D$3]+[.B21])+[.$E$3]*[.B21]/([.$F$3]+[.B21])" office:value-type="float" office:value="0.497373630197187" calcext:value-type="float">
            <text:p>0.49737363019718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H38" table:end-x="39.15pt" table:end-y="1.05pt" draw:z-index="0" draw:name="Chart 1" draw:style-name="gr2" draw:text-style-name="P2" svg:width="935.91pt" svg:height="182.98pt" svg:x="-0.99pt" svg:y="10.06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wolfram cod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loglinearplot {1-x/(x+0.091665753752857)*0.549368868018264-x/(x+54.0944)*(1-0.549368868018264)}, (x, 0,100)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1:11:49.655507275</meta:creation-date>
    <dc:date>2021-06-01T12:54:08.643070763</dc:date>
    <meta:editing-duration>PT10M42S</meta:editing-duration>
    <meta:editing-cycles>1</meta:editing-cycles>
    <meta:document-statistic meta:table-count="1" meta:cell-count="15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1cm"/>
    </style:style>
    <style:style style:name="P1" style:family="paragraph">
      <style:text-properties fo:font-family="Albany" style:font-family-generic="roman" style:font-pitch="variable" fo:font-size="10pt" style:font-size-asian="10pt" style:font-size-complex="10pt"/>
    </style:style>
    <style:style style:name="P2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33.018cm" svg:height="6.456cm" xlink:href="." xlink:type="simple" chart:class="chart:scatter" chart:style-name="ch1">
        <chart:legend chart:legend-position="end" svg:x="29.372cm" svg:y="2.68cm" style:legend-expansion="high" chart:style-name="ch2"/>
        <chart:plot-area chart:style-name="ch3" chart:data-source-has-labels="both" svg:x="0.66cm" svg:y="0.129cm" svg:width="28.052cm" svg:height="6.198cm">
          <chartooo:coordinate-region svg:x="1.44cm" svg:y="0.329cm" svg:width="27.006cm" svg:height="5.351cm"/>
          <chart:axis chart:dimension="x" chart:name="primary-x" chart:style-name="ch4" chartooo:axis-type="auto">
            <chart:categories table:cell-range-address="local-table.$B$1:.$Q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Q$3" chart:label-cell-address="local-table.$A$3" chart:class="chart:scatter">
            <chart:domain table:cell-range-address="local-table.$B$2:.$Q$2"/>
            <chart:data-point chart:repeated="16"/>
          </chart:series>
          <chart:series chart:style-name="ch7" chart:values-cell-range-address="local-table.$B$2:.$Q$2" chart:label-cell-address="local-table.$A$2" chart:class="chart:scatter">
            <chart:data-point chart:repeated="16"/>
          </chart:series>
          <chart:wall chart:style-name="ch8"/>
          <chart:floor chart:style-name="ch9"/>
        </chart:plot-area>
        <draw:frame draw:style-name="gr1" draw:text-style-name="P2" svg:width="7.305cm" svg:height="1.192cm" svg:x="0cm" svg:y="0cm">
          <draw:text-box>
            <text:p text:style-name="P1">=1-B7/(B7+$A$3)*$B$3-B7/(B7+$C$3)*(1-$B$3)</text:p>
            <text:p text:style-name="P1"/>
            <text:p text:style-name="P1"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29962299350927">
                <text:p>0.929962299350927</text:p>
              </table:table-cell>
              <table:table-cell office:value-type="float" office:value="0.926231101092153">
                <text:p>0.926231101092153</text:p>
              </table:table-cell>
              <table:table-cell office:value-type="float" office:value="0.856698666873955">
                <text:p>0.856698666873955</text:p>
              </table:table-cell>
              <table:table-cell office:value-type="float" office:value="0.87978545610012">
                <text:p>0.87978545610012</text:p>
              </table:table-cell>
              <table:table-cell office:value-type="float" office:value="0.835710676668351">
                <text:p>0.835710676668351</text:p>
              </table:table-cell>
              <table:table-cell office:value-type="float" office:value="0.842667806755023">
                <text:p>0.842667806755023</text:p>
              </table:table-cell>
              <table:table-cell office:value-type="float" office:value="0.769715107466283">
                <text:p>0.769715107466283</text:p>
              </table:table-cell>
              <table:table-cell office:value-type="float" office:value="0.675502351432236">
                <text:p>0.675502351432236</text:p>
              </table:table-cell>
              <table:table-cell office:value-type="float" office:value="0.639084301760659">
                <text:p>0.639084301760659</text:p>
              </table:table-cell>
              <table:table-cell office:value-type="float" office:value="0.532045551712076">
                <text:p>0.532045551712076</text:p>
              </table:table-cell>
              <table:table-cell office:value-type="float" office:value="0.469664580823196">
                <text:p>0.469664580823196</text:p>
              </table:table-cell>
              <table:table-cell office:value-type="float" office:value="0.404213144700533">
                <text:p>0.404213144700533</text:p>
              </table:table-cell>
              <table:table-cell office:value-type="float" office:value="0.390376617824245">
                <text:p>0.390376617824245</text:p>
              </table:table-cell>
              <table:table-cell office:value-type="float" office:value="0.380115822612616">
                <text:p>0.380115822612616</text:p>
              </table:table-cell>
              <table:table-cell office:value-type="float" office:value="0.355202300905593">
                <text:p>0.355202300905593</text:p>
              </table:table-cell>
            </table:table-row>
            <table:table-row>
              <table:table-cell office:value-type="string">
                <text:p>Hill Calculate</text:p>
              </table:table-cell>
              <table:table-cell office:value-type="float" office:value="0.944556666992293">
                <text:p>0.944556666992293</text:p>
              </table:table-cell>
              <table:table-cell office:value-type="float" office:value="0.929834461549703">
                <text:p>0.929834461549703</text:p>
              </table:table-cell>
              <table:table-cell office:value-type="float" office:value="0.911568972594938">
                <text:p>0.911568972594938</text:p>
              </table:table-cell>
              <table:table-cell office:value-type="float" office:value="0.889115639160554">
                <text:p>0.889115639160554</text:p>
              </table:table-cell>
              <table:table-cell office:value-type="float" office:value="0.861825390801661">
                <text:p>0.861825390801661</text:p>
              </table:table-cell>
              <table:table-cell office:value-type="float" office:value="0.829109551312646">
                <text:p>0.829109551312646</text:p>
              </table:table-cell>
              <table:table-cell office:value-type="float" office:value="0.790530264346849">
                <text:p>0.790530264346849</text:p>
              </table:table-cell>
              <table:table-cell office:value-type="float" office:value="0.745910631974458">
                <text:p>0.745910631974458</text:p>
              </table:table-cell>
              <table:table-cell office:value-type="float" office:value="0.695448090681329">
                <text:p>0.695448090681329</text:p>
              </table:table-cell>
              <table:table-cell office:value-type="float" office:value="0.639803159153485">
                <text:p>0.639803159153485</text:p>
              </table:table-cell>
              <table:table-cell office:value-type="float" office:value="0.580129489291131">
                <text:p>0.580129489291131</text:p>
              </table:table-cell>
              <table:table-cell office:value-type="float" office:value="0.518017209882933">
                <text:p>0.518017209882933</text:p>
              </table:table-cell>
              <table:table-cell office:value-type="float" office:value="0.455343097176287">
                <text:p>0.455343097176287</text:p>
              </table:table-cell>
              <table:table-cell office:value-type="float" office:value="0.394052359300068">
                <text:p>0.394052359300068</text:p>
              </table:table-cell>
              <table:table-cell office:value-type="float" office:value="0.335923318524977">
                <text:p>0.335923318524977</text:p>
              </table:table-cell>
              <table:table-cell office:value-type="float" office:value="0.28237328547671">
                <text:p>0.28237328547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657cm" svg:y="3.703cm" style:legend-expansion="high" chart:style-name="ch2"/>
        <chart:plot-area chart:style-name="ch3" table:cell-range-address="Sheet1.A5:Sheet1.A21 Sheet1.G6:Sheet1.H21 Sheet1.C6:Sheet1.C21" chart:data-source-has-labels="row" svg:x="0.32cm" svg:y="0.18cm" svg:width="13.017cm" svg:height="8.64cm">
          <chartooo:coordinate-region svg:x="1.048cm" svg:y="0.38cm" svg:width="12.00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6:Sheet1.G21" chart:label-cell-address="Sheet1.A5:Sheet1.A5" chart:class="chart:scatter">
            <chart:domain table:cell-range-address="Sheet1.A6:Sheet1.A21"/>
            <chart:data-point chart:repeated="16"/>
          </chart:series>
          <chart:series chart:style-name="ch8" chart:values-cell-range-address="Sheet1.C6:Sheet1.C21" chart:class="chart:scatter">
            <chart:data-point chart:repeated="16"/>
          </chart:series>
          <chart:series chart:style-name="ch9" chart:values-cell-range-address="Sheet1.H6:Sheet1.H2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c (uM)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103515625">
                <text:p>0.0006103515625</text:p>
                <draw:g>
                  <svg:desc>Sheet1.A6:Sheet1.A21</svg:desc>
                </draw:g>
              </table:table-cell>
              <table:table-cell office:value-type="float" office:value="0.996371336081682">
                <text:p>0.996371336081682</text:p>
                <draw:g>
                  <svg:desc>Sheet1.G6:Sheet1.G21</svg:desc>
                </draw:g>
              </table:table-cell>
              <table:table-cell office:value-type="float" office:value="1">
                <text:p>1</text:p>
                <draw:g>
                  <svg:desc>Sheet1.C6:Sheet1.C21</svg:desc>
                </draw:g>
              </table:table-cell>
              <table:table-cell office:value-type="float" office:value="0.4060355910362">
                <text:p>0.4060355910362</text:p>
                <draw:g>
                  <svg:desc>Sheet1.H6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20703125">
                <text:p>0.001220703125</text:p>
              </table:table-cell>
              <table:table-cell office:value-type="float" office:value="0.99279042635142">
                <text:p>0.99279042635142</text:p>
              </table:table-cell>
              <table:table-cell office:value-type="float" office:value="0.929962299350927">
                <text:p>0.929962299350927</text:p>
              </table:table-cell>
              <table:table-cell office:value-type="float" office:value="0.407133105443409">
                <text:p>0.407133105443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4140625">
                <text:p>0.00244140625</text:p>
              </table:table-cell>
              <table:table-cell office:value-type="float" office:value="0.985768152809502">
                <text:p>0.985768152809502</text:p>
              </table:table-cell>
              <table:table-cell office:value-type="float" office:value="0.926231101092153">
                <text:p>0.926231101092153</text:p>
              </table:table-cell>
              <table:table-cell office:value-type="float" office:value="0.407786754238592">
                <text:p>0.407786754238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972257088631259">
                <text:p>0.972257088631259</text:p>
              </table:table-cell>
              <table:table-cell office:value-type="float" office:value="0.856698666873955">
                <text:p>0.856698666873955</text:p>
              </table:table-cell>
              <table:table-cell office:value-type="float" office:value="0.407829929210693">
                <text:p>0.407829929210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947189121828069">
                <text:p>0.947189121828069</text:p>
              </table:table-cell>
              <table:table-cell office:value-type="float" office:value="0.87978545610012">
                <text:p>0.87978545610012</text:p>
              </table:table-cell>
              <table:table-cell office:value-type="float" office:value="0.406991086149578">
                <text:p>0.406991086149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903668492370656">
                <text:p>0.903668492370656</text:p>
              </table:table-cell>
              <table:table-cell office:value-type="float" office:value="0.835710676668351">
                <text:p>0.835710676668351</text:p>
              </table:table-cell>
              <table:table-cell office:value-type="float" office:value="0.404796116637628">
                <text:p>0.404796116637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0625">
                <text:p>0.0390625</text:p>
              </table:table-cell>
              <table:table-cell office:value-type="float" office:value="0.836169982996201">
                <text:p>0.836169982996201</text:p>
              </table:table-cell>
              <table:table-cell office:value-type="float" office:value="0.842667806755023">
                <text:p>0.842667806755023</text:p>
              </table:table-cell>
              <table:table-cell office:value-type="float" office:value="0.40033678525555">
                <text:p>0.4003367852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0.747871432554155">
                <text:p>0.747871432554155</text:p>
              </table:table-cell>
              <table:table-cell office:value-type="float" office:value="0.769715107466283">
                <text:p>0.769715107466283</text:p>
              </table:table-cell>
              <table:table-cell office:value-type="float" office:value="0.391627323804214">
                <text:p>0.391627323804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625">
                <text:p>0.15625</text:p>
              </table:table-cell>
              <table:table-cell office:value-type="float" office:value="0.655055726411671">
                <text:p>0.655055726411671</text:p>
              </table:table-cell>
              <table:table-cell office:value-type="float" office:value="0.675502351432236">
                <text:p>0.675502351432236</text:p>
              </table:table-cell>
              <table:table-cell office:value-type="float" office:value="0.373334595638065">
                <text:p>0.373334595638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0.577817611700072">
                <text:p>0.577817611700072</text:p>
              </table:table-cell>
              <table:table-cell office:value-type="float" office:value="0.639084301760659">
                <text:p>0.639084301760659</text:p>
              </table:table-cell>
              <table:table-cell office:value-type="float" office:value="0.324593172293113">
                <text:p>0.324593172293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2604569816608">
                <text:p>0.52604569816608</text:p>
              </table:table-cell>
              <table:table-cell office:value-type="float" office:value="0.532045551712076">
                <text:p>0.532045551712076</text:p>
              </table:table-cell>
              <table:table-cell office:value-type="float" office:value="0.00111265065179098">
                <text:p>0.00111265065179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">
                <text:p>1.25</text:p>
              </table:table-cell>
              <table:table-cell office:value-type="float" office:value="0.498343182785414">
                <text:p>0.498343182785414</text:p>
              </table:table-cell>
              <table:table-cell office:value-type="float" office:value="0.469664580823196">
                <text:p>0.469664580823196</text:p>
              </table:table-cell>
              <table:table-cell office:value-type="float" office:value="0.718482500429788">
                <text:p>0.718482500429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0.489968161499137">
                <text:p>0.489968161499137</text:p>
              </table:table-cell>
              <table:table-cell office:value-type="float" office:value="0.404213144700533">
                <text:p>0.404213144700533</text:p>
              </table:table-cell>
              <table:table-cell office:value-type="float" office:value="0.556776762117036">
                <text:p>0.556776762117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498649531649708">
                <text:p>0.498649531649708</text:p>
              </table:table-cell>
              <table:table-cell office:value-type="float" office:value="0.390376617824245">
                <text:p>0.390376617824245</text:p>
              </table:table-cell>
              <table:table-cell office:value-type="float" office:value="0.520073032360193">
                <text:p>0.520073032360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525928605587407">
                <text:p>0.525928605587407</text:p>
              </table:table-cell>
              <table:table-cell office:value-type="float" office:value="0.380115822612616">
                <text:p>0.380115822612616</text:p>
              </table:table-cell>
              <table:table-cell office:value-type="float" office:value="0.504940172590497">
                <text:p>0.504940172590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574774548728007">
                <text:p>0.574774548728007</text:p>
              </table:table-cell>
              <table:table-cell office:value-type="float" office:value="0.355202300905593">
                <text:p>0.355202300905593</text:p>
              </table:table-cell>
              <table:table-cell office:value-type="float" office:value="0.497373630197187">
                <text:p>0.497373630197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